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102000000912A094E916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88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/>
      <style:text-properties fo:color="#00ffff" fo:font-size="76pt" fo:text-shadow="none"/>
    </style:style>
    <style:style style:name="P3" style:family="paragraph">
      <style:paragraph-properties fo:margin-top="0cm" fo:margin-bottom="0cm"/>
      <style:text-properties fo:color="#00ffff" fo:font-family="Franchise" style:font-pitch="variable" fo:font-size="76pt" fo:text-shadow="none" fo:font-weight="bold" style:font-size-asian="32pt" style:font-weight-asian="bold" style:font-size-complex="32pt" style:font-weight-complex="bold"/>
    </style:style>
    <style:style style:name="P4" style:family="paragraph">
      <style:text-properties fo:color="#461900" fo:text-shadow="none"/>
    </style:style>
    <style:style style:name="P5" style:family="paragraph">
      <style:text-properties fo:color="#461900" fo:font-family="Franchise" style:font-pitch="variable" fo:font-size="24pt" fo:text-shadow="none" fo:font-weight="bold" style:font-size-asian="24pt" style:font-weight-asian="bold" style:font-size-complex="24pt" style:font-weight-complex="bold"/>
    </style:style>
    <style:style style:name="P6" style:family="paragraph">
      <style:paragraph-properties fo:text-align="end"/>
      <style:text-properties fo:color="#661900" fo:text-shadow="none"/>
    </style:style>
    <style:style style:name="P7" style:family="paragraph">
      <style:paragraph-properties fo:text-align="end"/>
      <style:text-properties fo:color="#661900" fo:font-family="Franchise" style:font-pitch="variable" fo:font-size="22pt" fo:text-shadow="none" fo:font-weight="bold" style:font-size-asian="22pt" style:font-weight-asian="bold" style:font-size-complex="22pt" style:font-weight-complex="bold"/>
    </style:style>
    <style:style style:name="T1" style:family="text">
      <style:text-properties fo:color="#00ffff" fo:font-family="Franchise" style:font-pitch="variable" fo:font-weight="bold" style:font-size-asian="72pt" style:font-weight-asian="bold" style:font-size-complex="72pt" style:font-weight-complex="bold"/>
    </style:style>
    <style:style style:name="T2" style:family="text">
      <style:text-properties fo:color="#00ffff" fo:font-family="Franchise" style:font-pitch="variable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686cm" svg:x="1cm" svg:y="9.506cm">
          <draw:image xlink:href="Pictures/100000000000102000000912A094E916.jpg" xlink:type="simple" xlink:show="embed" xlink:actuate="onLoad">
            <text:p/>
          </draw:image>
        </draw:frame>
        <draw:frame draw:style-name="gr2" draw:text-style-name="P3" draw:layer="layout" svg:width="9cm" svg:height="2.938cm" svg:x="10cm" svg:y="17.162cm">
          <draw:text-box>
            <text:p text:style-name="P2"><text:span text:style-name="T1">Go home</text:span></text:p>
          </draw:text-box>
        </draw:frame>
        <draw:frame draw:style-name="gr3" draw:text-style-name="P5" draw:layer="layout" svg:width="3.9cm" svg:height="1.94cm" svg:x="5.4cm" svg:y="14.7cm">
          <draw:text-box>
            <text:p text:style-name="P4"><text:span text:style-name="T2">Videos</text:span></text:p>
          </draw:text-box>
        </draw:frame>
        <draw:frame draw:style-name="gr3" draw:text-style-name="P7" draw:layer="layout" svg:width="5.3cm" svg:height="1.94cm" svg:x="11.1cm" svg:y="14.86cm">
          <draw:text-box>
            <text:p text:style-name="P6"><text:span text:style-name="T2">Photo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visible" draw:shadow-offset-x="0.1cm" draw:shadow-offset-y="0.1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4-28T22:59:18.30</dc:date>
    <dc:creator>Caitlin Macleod</dc:creator>
    <meta:document-statistic meta:object-count="4"/>
    <meta:generator>OpenOffice/4.0.1$Win32 OpenOffice.org_project/401m5$Build-9714</meta:generator>
  </office:meta>
</office:document-meta>
</file>